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3.62mm" svg:height="124.58mm" svg:x="31.5mm" svg:y="72.25mm">
            <draw:object draw:notify-on-update-of-ranges="Sheet1.K7:Sheet1.K12 Sheet1.K4:Sheet1.K5 Sheet1.L7:Sheet1.L12 Sheet1.B4:Sheet1.B5 Sheet1.C7:Sheet1.C12 Sheet1.E4:Sheet1.E5 Sheet1.F7:Sheet1.F12 Sheet1.H4:Sheet1.H5 Sheet1.I7:Sheet1.I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3.62mm" svg:height="124.58mm" svg:x="282.08mm" svg:y="76.5mm">
            <draw:object draw:notify-on-update-of-ranges="Sheet1.K7:Sheet1.K12 Sheet1.K4:Sheet1.K5 Sheet1.L7:Sheet1.L12 Sheet1.B4:Sheet1.B5 Sheet1.C7:Sheet1.C12 Sheet1.E4:Sheet1.E5 Sheet1.F7:Sheet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C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ingl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plitted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ingl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plitted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980" calcext:value-type="float">
            <text:p>2009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969" calcext:value-type="float">
            <text:p>2009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910" calcext:value-type="float">
            <text:p>2009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931" calcext:value-type="float">
            <text:p>2009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543" calcext:value-type="float">
            <text:p>100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542" calcext:value-type="float">
            <text:p>100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6905" calcext:value-type="float">
            <text:p>11969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582" calcext:value-type="float">
            <text:p>100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0220" calcext:value-type="float">
            <text:p>502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221" calcext:value-type="float">
            <text:p>50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7625" calcext:value-type="float">
            <text:p>1697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237" calcext:value-type="float">
            <text:p>502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151" calcext:value-type="float">
            <text:p>3515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173" calcext:value-type="float">
            <text:p>3517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68219" calcext:value-type="float">
            <text:p>18682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190" calcext:value-type="float">
            <text:p>3519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722" calcext:value-type="float">
            <text:p>267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244" calcext:value-type="float">
            <text:p>25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48641" calcext:value-type="float">
            <text:p>19486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232" calcext:value-type="float">
            <text:p>252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215" calcext:value-type="float">
            <text:p>202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189" calcext:value-type="float">
            <text:p>201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98177" calcext:value-type="float">
            <text:p>19981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45" calcext:value-type="float">
            <text:p>20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.00.0000</text:date>, <text:time style:data-style-name="N2" text:time-value="18:55:21.585508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ostecka</meta:initial-creator>
    <meta:creation-date>2015-11-08T13:47:14.705907305</meta:creation-date>
    <dc:date>2015-11-08T19:03:58.249136362</dc:date>
    <dc:creator>Andreas Kostecka</dc:creator>
    <meta:editing-duration>PT22M49S</meta:editing-duration>
    <meta:editing-cycles>4</meta:editing-cycles>
    <meta:generator>LibreOffice/4.4.5.2$Linux_X86_64 LibreOffice_project/40$Build-2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63cm" svg:height="12.459cm" xlink:href=".." xlink:type="simple" chart:class="chart:line" chart:style-name="ch1">
        <chart:legend svg:x="19.478cm" svg:y="4.282cm" style:legend-expansion="custom" chartooo:width="3.403cm" chartooo:height="2.304cm" style:legend-expansion-aspect-ratio="1.47699652777778" chart:style-name="ch2"/>
        <chart:plot-area chart:style-name="ch3" table:cell-range-address="Sheet1.K7:Sheet1.L12 Sheet1.K4:Sheet1.K5 Sheet1.B4:Sheet1.B5 Sheet1.C7:Sheet1.C12 Sheet1.E4:Sheet1.E5 Sheet1.F7:Sheet1.F12 Sheet1.H4:Sheet1.H5 Sheet1.I7:Sheet1.I12" chart:data-source-has-labels="both" svg:x="0.487cm" svg:y="0.249cm" svg:width="23.389cm" svg:height="11.961cm">
          <chartooo:coordinate-region svg:x="2.034cm" svg:y="0.448cm" svg:width="21.655cm" svg:height="11.115cm"/>
          <chart:axis chart:dimension="x" chart:name="primary-x" chart:style-name="ch4" chartooo:axis-type="auto">
            <chartooo:date-scale/>
            <chart:categories table:cell-range-address="Sheet1.K7:Sheet1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7:Sheet1.L12" chart:label-cell-address="Sheet1.K4:Sheet1.K5" chart:class="chart:line">
            <chart:data-point chart:repeated="6"/>
          </chart:series>
          <chart:series chart:style-name="ch7" chart:values-cell-range-address="Sheet1.C7:Sheet1.C12" chart:label-cell-address="Sheet1.B4:Sheet1.B5" chart:class="chart:line">
            <chart:data-point chart:repeated="6"/>
          </chart:series>
          <chart:series chart:style-name="ch8" chart:values-cell-range-address="Sheet1.F7:Sheet1.F12" chart:label-cell-address="Sheet1.E4:Sheet1.E5" chart:class="chart:line">
            <chart:data-point chart:repeated="6"/>
          </chart:series>
          <chart:series chart:style-name="ch9" chart:values-cell-range-address="Sheet1.I7:Sheet1.I12" chart:label-cell-address="Sheet1.H4:Sheet1.H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 splitted</text:p>
                <text:list>
                  <text:list-item>
                    <text:p>SE</text:p>
                  </text:list-item>
                  <text:list-item>
                    <text:p>splitted</text:p>
                  </text:list-item>
                </text:list>
                <draw:g>
                  <svg:desc>Sheet1.K4:Sheet1.K5</svg:desc>
                </draw:g>
              </table:table-cell>
              <table:table-cell office:value-type="string">
                <text:p>RC single</text:p>
                <text:list>
                  <text:list-item>
                    <text:p>RC</text:p>
                  </text:list-item>
                  <text:list-item>
                    <text:p>single</text:p>
                  </text:list-item>
                </text:list>
                <draw:g>
                  <svg:desc>Sheet1.B4:Sheet1.B5</svg:desc>
                </draw:g>
              </table:table-cell>
              <table:table-cell office:value-type="string">
                <text:p>RC splitted</text:p>
                <text:list>
                  <text:list-item>
                    <text:p>RC</text:p>
                  </text:list-item>
                  <text:list-item>
                    <text:p>splitted</text:p>
                  </text:list-item>
                </text:list>
                <draw:g>
                  <svg:desc>Sheet1.E4:Sheet1.E5</svg:desc>
                </draw:g>
              </table:table-cell>
              <table:table-cell office:value-type="string">
                <text:p>SE single</text:p>
                <text:list>
                  <text:list-item>
                    <text:p>SE</text:p>
                  </text:list-item>
                  <text:list-item>
                    <text:p>single</text:p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7:Sheet1.K12</svg:desc>
                </draw:g>
              </table:table-cell>
              <table:table-cell office:value-type="float" office:value="200931">
                <text:p>200931</text:p>
                <draw:g>
                  <svg:desc>Sheet1.L7:Sheet1.L12</svg:desc>
                </draw:g>
              </table:table-cell>
              <table:table-cell office:value-type="float" office:value="200980">
                <text:p>200980</text:p>
                <draw:g>
                  <svg:desc>Sheet1.C7:Sheet1.C12</svg:desc>
                </draw:g>
              </table:table-cell>
              <table:table-cell office:value-type="float" office:value="200969">
                <text:p>200969</text:p>
                <draw:g>
                  <svg:desc>Sheet1.F7:Sheet1.F12</svg:desc>
                </draw:g>
              </table:table-cell>
              <table:table-cell office:value-type="float" office:value="200910">
                <text:p>200910</text:p>
                <draw:g>
                  <svg:desc>Sheet1.I7:Sheet1.I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582">
                <text:p>100582</text:p>
              </table:table-cell>
              <table:table-cell office:value-type="float" office:value="100543">
                <text:p>100543</text:p>
              </table:table-cell>
              <table:table-cell office:value-type="float" office:value="100542">
                <text:p>100542</text:p>
              </table:table-cell>
              <table:table-cell office:value-type="float" office:value="1196905">
                <text:p>11969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237">
                <text:p>50237</text:p>
              </table:table-cell>
              <table:table-cell office:value-type="float" office:value="50220">
                <text:p>50220</text:p>
              </table:table-cell>
              <table:table-cell office:value-type="float" office:value="50221">
                <text:p>50221</text:p>
              </table:table-cell>
              <table:table-cell office:value-type="float" office:value="1697625">
                <text:p>1697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190">
                <text:p>35190</text:p>
              </table:table-cell>
              <table:table-cell office:value-type="float" office:value="35151">
                <text:p>35151</text:p>
              </table:table-cell>
              <table:table-cell office:value-type="float" office:value="35173">
                <text:p>35173</text:p>
              </table:table-cell>
              <table:table-cell office:value-type="float" office:value="1868219">
                <text:p>18682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232">
                <text:p>25232</text:p>
              </table:table-cell>
              <table:table-cell office:value-type="float" office:value="26722">
                <text:p>26722</text:p>
              </table:table-cell>
              <table:table-cell office:value-type="float" office:value="25244">
                <text:p>25244</text:p>
              </table:table-cell>
              <table:table-cell office:value-type="float" office:value="1948641">
                <text:p>1948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245">
                <text:p>20245</text:p>
              </table:table-cell>
              <table:table-cell office:value-type="float" office:value="20215">
                <text:p>20215</text:p>
              </table:table-cell>
              <table:table-cell office:value-type="float" office:value="20189">
                <text:p>20189</text:p>
              </table:table-cell>
              <table:table-cell office:value-type="float" office:value="1998177">
                <text:p>1998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63cm" svg:height="12.459cm" xlink:href=".." xlink:type="simple" chart:class="chart:line" chart:style-name="ch1">
        <chart:legend svg:x="19.478cm" svg:y="4.282cm" style:legend-expansion="custom" chartooo:width="3.403cm" chartooo:height="2.304cm" style:legend-expansion-aspect-ratio="1.47699652777778" chart:style-name="ch2"/>
        <chart:plot-area chart:style-name="ch3" table:cell-range-address="Sheet1.K7:Sheet1.L12 Sheet1.K4:Sheet1.K5 Sheet1.B4:Sheet1.B5 Sheet1.C7:Sheet1.C12 Sheet1.E4:Sheet1.E5 Sheet1.F7:Sheet1.F12" chart:data-source-has-labels="both" svg:x="0.487cm" svg:y="0.249cm" svg:width="23.389cm" svg:height="11.961cm">
          <chartooo:coordinate-region svg:x="1.849cm" svg:y="0.448cm" svg:width="21.84cm" svg:height="11.115cm"/>
          <chart:axis chart:dimension="x" chart:name="primary-x" chart:style-name="ch4" chartooo:axis-type="auto">
            <chartooo:date-scale/>
            <chart:categories table:cell-range-address="Sheet1.K7:Sheet1.K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7:Sheet1.L12" chart:label-cell-address="Sheet1.K4:Sheet1.K5" chart:class="chart:line">
            <chart:data-point chart:repeated="6"/>
          </chart:series>
          <chart:series chart:style-name="ch7" chart:values-cell-range-address="Sheet1.C7:Sheet1.C12" chart:label-cell-address="Sheet1.B4:Sheet1.B5" chart:class="chart:line">
            <chart:data-point chart:repeated="6"/>
          </chart:series>
          <chart:series chart:style-name="ch8" chart:values-cell-range-address="Sheet1.F7:Sheet1.F12" chart:label-cell-address="Sheet1.E4:Sheet1.E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 splitted</text:p>
                <text:list>
                  <text:list-item>
                    <text:p>SE</text:p>
                  </text:list-item>
                  <text:list-item>
                    <text:p>splitted</text:p>
                  </text:list-item>
                </text:list>
                <draw:g>
                  <svg:desc>Sheet1.K4:Sheet1.K5</svg:desc>
                </draw:g>
              </table:table-cell>
              <table:table-cell office:value-type="string">
                <text:p>RC single</text:p>
                <text:list>
                  <text:list-item>
                    <text:p>RC</text:p>
                  </text:list-item>
                  <text:list-item>
                    <text:p>single</text:p>
                  </text:list-item>
                </text:list>
                <draw:g>
                  <svg:desc>Sheet1.B4:Sheet1.B5</svg:desc>
                </draw:g>
              </table:table-cell>
              <table:table-cell office:value-type="string">
                <text:p>RC splitted</text:p>
                <text:list>
                  <text:list-item>
                    <text:p>RC</text:p>
                  </text:list-item>
                  <text:list-item>
                    <text:p>splitted</text:p>
                  </text:list-item>
                </text:list>
                <draw:g>
                  <svg:desc>Sheet1.E4:Sheet1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K7:Sheet1.K12</svg:desc>
                </draw:g>
              </table:table-cell>
              <table:table-cell office:value-type="float" office:value="200931">
                <text:p>200931</text:p>
                <draw:g>
                  <svg:desc>Sheet1.L7:Sheet1.L12</svg:desc>
                </draw:g>
              </table:table-cell>
              <table:table-cell office:value-type="float" office:value="200980">
                <text:p>200980</text:p>
                <draw:g>
                  <svg:desc>Sheet1.C7:Sheet1.C12</svg:desc>
                </draw:g>
              </table:table-cell>
              <table:table-cell office:value-type="float" office:value="200969">
                <text:p>200969</text:p>
                <draw:g>
                  <svg:desc>Sheet1.F7:Sheet1.F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582">
                <text:p>100582</text:p>
              </table:table-cell>
              <table:table-cell office:value-type="float" office:value="100543">
                <text:p>100543</text:p>
              </table:table-cell>
              <table:table-cell office:value-type="float" office:value="100542">
                <text:p>1005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237">
                <text:p>50237</text:p>
              </table:table-cell>
              <table:table-cell office:value-type="float" office:value="50220">
                <text:p>50220</text:p>
              </table:table-cell>
              <table:table-cell office:value-type="float" office:value="50221">
                <text:p>502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190">
                <text:p>35190</text:p>
              </table:table-cell>
              <table:table-cell office:value-type="float" office:value="35151">
                <text:p>35151</text:p>
              </table:table-cell>
              <table:table-cell office:value-type="float" office:value="35173">
                <text:p>351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232">
                <text:p>25232</text:p>
              </table:table-cell>
              <table:table-cell office:value-type="float" office:value="26722">
                <text:p>26722</text:p>
              </table:table-cell>
              <table:table-cell office:value-type="float" office:value="25244">
                <text:p>252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245">
                <text:p>20245</text:p>
              </table:table-cell>
              <table:table-cell office:value-type="float" office:value="20215">
                <text:p>20215</text:p>
              </table:table-cell>
              <table:table-cell office:value-type="float" office:value="20189">
                <text:p>20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